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ff66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ccff"/>
    </style:style>
  </office:automatic-styles>
  <office:body>
    <office:spreadsheet>
      <table:table table:name="total" table:style-name="ta1">
        <table:table-column table:style-name="co1" table:number-columns-repeated="5" table:default-cell-style-name="Default"/>
        <table:table-column table:style-name="co2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table:style-name="Default" office:value-type="string" calcext:value-type="string">
            <text:p>val_reverb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" calcext:value-type="float">
            <text:p>1</text:p>
          </table:table-cell>
          <table:table-cell office:value-type="float" office:value="4847.2" calcext:value-type="float">
            <text:p>4847.2</text:p>
          </table:table-cell>
          <table:table-cell office:value-type="float" office:value="2294.287" calcext:value-type="float">
            <text:p>2294.287</text:p>
          </table:table-cell>
          <table:table-cell office:value-type="float" office:value="1761.114" calcext:value-type="float">
            <text:p>1761.114</text:p>
          </table:table-cell>
          <table:table-cell office:value-type="percentage" office:value="0.6864" calcext:value-type="percentage">
            <text:p>68.64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" calcext:value-type="float">
            <text:p>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965.731" calcext:value-type="float">
            <text:p>1965.731</text:p>
          </table:table-cell>
          <table:table-cell office:value-type="float" office:value="1643.715" calcext:value-type="float">
            <text:p>1643.715</text:p>
          </table:table-cell>
          <table:table-cell office:value-type="percentage" office:value="0.705966666667" calcext:value-type="percentage">
            <text:p>70.60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" calcext:value-type="float">
            <text:p>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869.236" calcext:value-type="float">
            <text:p>1869.236</text:p>
          </table:table-cell>
          <table:table-cell office:value-type="float" office:value="1589.812" calcext:value-type="float">
            <text:p>1589.812</text:p>
          </table:table-cell>
          <table:table-cell office:value-type="percentage" office:value="0.710833333333" calcext:value-type="percentage">
            <text:p>71.08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" calcext:value-type="float">
            <text:p>4</text:p>
          </table:table-cell>
          <table:table-cell office:value-type="float" office:value="4847" calcext:value-type="float">
            <text:p>4847</text:p>
          </table:table-cell>
          <table:table-cell office:value-type="float" office:value="1813.789" calcext:value-type="float">
            <text:p>1813.789</text:p>
          </table:table-cell>
          <table:table-cell office:value-type="float" office:value="1556.586" calcext:value-type="float">
            <text:p>1556.586</text:p>
          </table:table-cell>
          <table:table-cell office:value-type="percentage" office:value="0.73515" calcext:value-type="percentage">
            <text:p>73.52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" calcext:value-type="float">
            <text:p>5</text:p>
          </table:table-cell>
          <table:table-cell office:value-type="float" office:value="4847.3" calcext:value-type="float">
            <text:p>4847.3</text:p>
          </table:table-cell>
          <table:table-cell office:value-type="float" office:value="1771.325" calcext:value-type="float">
            <text:p>1771.325</text:p>
          </table:table-cell>
          <table:table-cell office:value-type="float" office:value="1548.562" calcext:value-type="float">
            <text:p>1548.562</text:p>
          </table:table-cell>
          <table:table-cell office:value-type="percentage" office:value="0.739733333333" calcext:value-type="percentage">
            <text:p>73.97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" calcext:value-type="float">
            <text:p>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737.349" calcext:value-type="float">
            <text:p>1737.349</text:p>
          </table:table-cell>
          <table:table-cell office:value-type="float" office:value="1503.187" calcext:value-type="float">
            <text:p>1503.187</text:p>
          </table:table-cell>
          <table:table-cell office:value-type="percentage" office:value="0.746683333333" calcext:value-type="percentage">
            <text:p>74.67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" calcext:value-type="float">
            <text:p>7</text:p>
          </table:table-cell>
          <table:table-cell office:value-type="float" office:value="4847" calcext:value-type="float">
            <text:p>4847</text:p>
          </table:table-cell>
          <table:table-cell office:value-type="float" office:value="1709.734" calcext:value-type="float">
            <text:p>1709.734</text:p>
          </table:table-cell>
          <table:table-cell office:value-type="float" office:value="1478.042" calcext:value-type="float">
            <text:p>1478.042</text:p>
          </table:table-cell>
          <table:table-cell office:value-type="percentage" office:value="0.755016666667" calcext:value-type="percentage">
            <text:p>75.50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" calcext:value-type="float">
            <text:p>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87.484" calcext:value-type="float">
            <text:p>1687.484</text:p>
          </table:table-cell>
          <table:table-cell office:value-type="float" office:value="1473.653" calcext:value-type="float">
            <text:p>1473.653</text:p>
          </table:table-cell>
          <table:table-cell office:value-type="percentage" office:value="0.755" calcext:value-type="percentage">
            <text:p>75.50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" calcext:value-type="float">
            <text:p>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70.217" calcext:value-type="float">
            <text:p>1670.217</text:p>
          </table:table-cell>
          <table:table-cell office:value-type="float" office:value="1505.44" calcext:value-type="float">
            <text:p>1505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0" calcext:value-type="float">
            <text:p>10</text:p>
          </table:table-cell>
          <table:table-cell office:value-type="float" office:value="4846.8" calcext:value-type="float">
            <text:p>4846.8</text:p>
          </table:table-cell>
          <table:table-cell office:value-type="float" office:value="1653.391" calcext:value-type="float">
            <text:p>1653.391</text:p>
          </table:table-cell>
          <table:table-cell office:value-type="float" office:value="1446.04" calcext:value-type="float">
            <text:p>1446.04</text:p>
          </table:table-cell>
          <table:table-cell office:value-type="percentage" office:value="0.755833333333" calcext:value-type="percentage">
            <text:p>75.58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1" calcext:value-type="float">
            <text:p>1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30.596" calcext:value-type="float">
            <text:p>1630.596</text:p>
          </table:table-cell>
          <table:table-cell office:value-type="float" office:value="1417.77" calcext:value-type="float">
            <text:p>1417.77</text:p>
          </table:table-cell>
          <table:table-cell office:value-type="percentage" office:value="0.76975" calcext:value-type="percentage">
            <text:p>76.98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2" calcext:value-type="float">
            <text:p>12</text:p>
          </table:table-cell>
          <table:table-cell office:value-type="float" office:value="4846.9" calcext:value-type="float">
            <text:p>4846.9</text:p>
          </table:table-cell>
          <table:table-cell office:value-type="float" office:value="1615.773" calcext:value-type="float">
            <text:p>1615.773</text:p>
          </table:table-cell>
          <table:table-cell office:value-type="float" office:value="1426.591" calcext:value-type="float">
            <text:p>1426.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3" calcext:value-type="float">
            <text:p>13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02.556" calcext:value-type="float">
            <text:p>1602.556</text:p>
          </table:table-cell>
          <table:table-cell office:value-type="float" office:value="1404.555" calcext:value-type="float">
            <text:p>1404.555</text:p>
          </table:table-cell>
          <table:table-cell office:value-type="percentage" office:value="0.77265" calcext:value-type="percentage">
            <text:p>77.27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4" calcext:value-type="float">
            <text:p>14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91.189" calcext:value-type="float">
            <text:p>1591.189</text:p>
          </table:table-cell>
          <table:table-cell office:value-type="float" office:value="1396.546" calcext:value-type="float">
            <text:p>1396.546</text:p>
          </table:table-cell>
          <table:table-cell office:value-type="percentage" office:value="0.780566666667" calcext:value-type="percentage">
            <text:p>78.06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5" calcext:value-type="float">
            <text:p>1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79.129" calcext:value-type="float">
            <text:p>1579.129</text:p>
          </table:table-cell>
          <table:table-cell office:value-type="float" office:value="1385.641" calcext:value-type="float">
            <text:p>1385.641</text:p>
          </table:table-cell>
          <table:table-cell office:value-type="percentage" office:value="0.772366666667" calcext:value-type="percentage">
            <text:p>77.24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6" calcext:value-type="float">
            <text:p>1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69.546" calcext:value-type="float">
            <text:p>1569.546</text:p>
          </table:table-cell>
          <table:table-cell office:value-type="float" office:value="1388.314" calcext:value-type="float">
            <text:p>1388.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7" calcext:value-type="float">
            <text:p>1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59.63" calcext:value-type="float">
            <text:p>1559.63</text:p>
          </table:table-cell>
          <table:table-cell office:value-type="float" office:value="1375.495" calcext:value-type="float">
            <text:p>1375.495</text:p>
          </table:table-cell>
          <table:table-cell office:value-type="percentage" office:value="0.783633333333" calcext:value-type="percentage">
            <text:p>78.36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8" calcext:value-type="float">
            <text:p>1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549.773" calcext:value-type="float">
            <text:p>1549.773</text:p>
          </table:table-cell>
          <table:table-cell office:value-type="float" office:value="1396.663" calcext:value-type="float">
            <text:p>1396.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9" calcext:value-type="float">
            <text:p>19</text:p>
          </table:table-cell>
          <table:table-cell office:value-type="float" office:value="4847.3" calcext:value-type="float">
            <text:p>4847.3</text:p>
          </table:table-cell>
          <table:table-cell office:value-type="float" office:value="1544.253" calcext:value-type="float">
            <text:p>1544.253</text:p>
          </table:table-cell>
          <table:table-cell office:value-type="float" office:value="1359.82" calcext:value-type="float">
            <text:p>1359.82</text:p>
          </table:table-cell>
          <table:table-cell office:value-type="percentage" office:value="0.788883333333" calcext:value-type="percentage">
            <text:p>78.89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0" calcext:value-type="float">
            <text:p>20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34.159" calcext:value-type="float">
            <text:p>1534.159</text:p>
          </table:table-cell>
          <table:table-cell office:value-type="float" office:value="1367.038" calcext:value-type="float">
            <text:p>1367.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1" calcext:value-type="float">
            <text:p>2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27.533" calcext:value-type="float">
            <text:p>1527.533</text:p>
          </table:table-cell>
          <table:table-cell office:value-type="float" office:value="1353.491" calcext:value-type="float">
            <text:p>1353.491</text:p>
          </table:table-cell>
          <table:table-cell office:value-type="percentage" office:value="0.786683333333" calcext:value-type="percentage">
            <text:p>78.67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2" calcext:value-type="float">
            <text:p>22</text:p>
          </table:table-cell>
          <table:table-cell office:value-type="float" office:value="4847" calcext:value-type="float">
            <text:p>4847</text:p>
          </table:table-cell>
          <table:table-cell office:value-type="float" office:value="1519.617" calcext:value-type="float">
            <text:p>1519.617</text:p>
          </table:table-cell>
          <table:table-cell office:value-type="float" office:value="1350.866" calcext:value-type="float">
            <text:p>1350.866</text:p>
          </table:table-cell>
          <table:table-cell office:value-type="percentage" office:value="0.78445" calcext:value-type="percentage">
            <text:p>78.45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3" calcext:value-type="float">
            <text:p>2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13.211" calcext:value-type="float">
            <text:p>1513.211</text:p>
          </table:table-cell>
          <table:table-cell office:value-type="float" office:value="1338.646" calcext:value-type="float">
            <text:p>1338.646</text:p>
          </table:table-cell>
          <table:table-cell office:value-type="percentage" office:value="0.7872" calcext:value-type="percentage">
            <text:p>78.72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4" calcext:value-type="float">
            <text:p>24</text:p>
          </table:table-cell>
          <table:table-cell office:value-type="float" office:value="4847" calcext:value-type="float">
            <text:p>4847</text:p>
          </table:table-cell>
          <table:table-cell office:value-type="float" office:value="1506.711" calcext:value-type="float">
            <text:p>1506.711</text:p>
          </table:table-cell>
          <table:table-cell office:value-type="float" office:value="1341.09" calcext:value-type="float">
            <text:p>1341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5" calcext:value-type="float">
            <text:p>25</text:p>
          </table:table-cell>
          <table:table-cell office:value-type="float" office:value="4847" calcext:value-type="float">
            <text:p>4847</text:p>
          </table:table-cell>
          <table:table-cell office:value-type="float" office:value="1502.428" calcext:value-type="float">
            <text:p>1502.428</text:p>
          </table:table-cell>
          <table:table-cell office:value-type="float" office:value="1341.763" calcext:value-type="float">
            <text:p>1341.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6" calcext:value-type="float">
            <text:p>2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97.354" calcext:value-type="float">
            <text:p>1497.354</text:p>
          </table:table-cell>
          <table:table-cell office:value-type="float" office:value="1340.744" calcext:value-type="float">
            <text:p>1340.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7" calcext:value-type="float">
            <text:p>27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91.535" calcext:value-type="float">
            <text:p>1491.535</text:p>
          </table:table-cell>
          <table:table-cell office:value-type="float" office:value="1339.578" calcext:value-type="float">
            <text:p>1339.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8" calcext:value-type="float">
            <text:p>28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87.125" calcext:value-type="float">
            <text:p>1487.125</text:p>
          </table:table-cell>
          <table:table-cell office:value-type="float" office:value="1332.008" calcext:value-type="float">
            <text:p>1332.008</text:p>
          </table:table-cell>
          <table:table-cell office:value-type="percentage" office:value="0.790416666667" calcext:value-type="percentage">
            <text:p>79.04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9" calcext:value-type="float">
            <text:p>2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80.851" calcext:value-type="float">
            <text:p>1480.851</text:p>
          </table:table-cell>
          <table:table-cell office:value-type="float" office:value="1330.79" calcext:value-type="float">
            <text:p>1330.79</text:p>
          </table:table-cell>
          <table:table-cell office:value-type="percentage" office:value="0.79875" calcext:value-type="percentage">
            <text:p>79.88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0" calcext:value-type="float">
            <text:p>3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75.595" calcext:value-type="float">
            <text:p>1475.595</text:p>
          </table:table-cell>
          <table:table-cell office:value-type="float" office:value="1332.402" calcext:value-type="float">
            <text:p>1332.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1" calcext:value-type="float">
            <text:p>31</text:p>
          </table:table-cell>
          <table:table-cell office:value-type="float" office:value="4847" calcext:value-type="float">
            <text:p>4847</text:p>
          </table:table-cell>
          <table:table-cell office:value-type="float" office:value="1471.05" calcext:value-type="float">
            <text:p>1471.05</text:p>
          </table:table-cell>
          <table:table-cell office:value-type="float" office:value="1330.283" calcext:value-type="float">
            <text:p>1330.283</text:p>
          </table:table-cell>
          <table:table-cell office:value-type="percentage" office:value="0.79555" calcext:value-type="percentage">
            <text:p>79.56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2" calcext:value-type="float">
            <text:p>3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70.802" calcext:value-type="float">
            <text:p>1470.802</text:p>
          </table:table-cell>
          <table:table-cell office:value-type="float" office:value="1322.074" calcext:value-type="float">
            <text:p>1322.074</text:p>
          </table:table-cell>
          <table:table-cell office:value-type="percentage" office:value="0.793883333333" calcext:value-type="percentage">
            <text:p>79.39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3" calcext:value-type="float">
            <text:p>33</text:p>
          </table:table-cell>
          <table:table-cell office:value-type="float" office:value="4847" calcext:value-type="float">
            <text:p>4847</text:p>
          </table:table-cell>
          <table:table-cell office:value-type="float" office:value="1462.868" calcext:value-type="float">
            <text:p>1462.868</text:p>
          </table:table-cell>
          <table:table-cell office:value-type="float" office:value="1314.791" calcext:value-type="float">
            <text:p>1314.791</text:p>
          </table:table-cell>
          <table:table-cell office:value-type="percentage" office:value="0.797216666667" calcext:value-type="percentage">
            <text:p>79.72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4" calcext:value-type="float">
            <text:p>3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60.163" calcext:value-type="float">
            <text:p>1460.163</text:p>
          </table:table-cell>
          <table:table-cell office:value-type="float" office:value="1320.369" calcext:value-type="float">
            <text:p>1320.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5" calcext:value-type="float">
            <text:p>35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55.59" calcext:value-type="float">
            <text:p>1455.59</text:p>
          </table:table-cell>
          <table:table-cell office:value-type="float" office:value="1318.04" calcext:value-type="float">
            <text:p>1318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6" calcext:value-type="float">
            <text:p>3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52.28" calcext:value-type="float">
            <text:p>1452.28</text:p>
          </table:table-cell>
          <table:table-cell office:value-type="float" office:value="1311.351" calcext:value-type="float">
            <text:p>1311.351</text:p>
          </table:table-cell>
          <table:table-cell office:value-type="percentage" office:value="0.795016666667" calcext:value-type="percentage">
            <text:p>79.50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7" calcext:value-type="float">
            <text:p>3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47.753" calcext:value-type="float">
            <text:p>1447.753</text:p>
          </table:table-cell>
          <table:table-cell office:value-type="float" office:value="1314.56" calcext:value-type="float">
            <text:p>1314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8" calcext:value-type="float">
            <text:p>3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44.119" calcext:value-type="float">
            <text:p>1444.119</text:p>
          </table:table-cell>
          <table:table-cell office:value-type="float" office:value="1311.252" calcext:value-type="float">
            <text:p>1311.252</text:p>
          </table:table-cell>
          <table:table-cell office:value-type="percentage" office:value="0.795816666667" calcext:value-type="percentage">
            <text:p>79.58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9" calcext:value-type="float">
            <text:p>3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40.778" calcext:value-type="float">
            <text:p>1440.778</text:p>
          </table:table-cell>
          <table:table-cell office:value-type="float" office:value="1309.435" calcext:value-type="float">
            <text:p>1309.435</text:p>
          </table:table-cell>
          <table:table-cell office:value-type="percentage" office:value="0.795716666667" calcext:value-type="percentage">
            <text:p>79.57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0" calcext:value-type="float">
            <text:p>4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7.929" calcext:value-type="float">
            <text:p>1437.929</text:p>
          </table:table-cell>
          <table:table-cell office:value-type="float" office:value="1309.556" calcext:value-type="float">
            <text:p>1309.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1" calcext:value-type="float">
            <text:p>4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36.452" calcext:value-type="float">
            <text:p>1436.452</text:p>
          </table:table-cell>
          <table:table-cell office:value-type="float" office:value="1312.667" calcext:value-type="float">
            <text:p>1312.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2" calcext:value-type="float">
            <text:p>4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2.883" calcext:value-type="float">
            <text:p>1432.883</text:p>
          </table:table-cell>
          <table:table-cell office:value-type="float" office:value="1302.682" calcext:value-type="float">
            <text:p>1302.682</text:p>
          </table:table-cell>
          <table:table-cell office:value-type="percentage" office:value="0.797216666667" calcext:value-type="percentage">
            <text:p>79.72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3" calcext:value-type="float">
            <text:p>4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27.809" calcext:value-type="float">
            <text:p>1427.809</text:p>
          </table:table-cell>
          <table:table-cell office:value-type="float" office:value="1307.55" calcext:value-type="float">
            <text:p>1307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4" calcext:value-type="float">
            <text:p>44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6.315" calcext:value-type="float">
            <text:p>1426.315</text:p>
          </table:table-cell>
          <table:table-cell office:value-type="float" office:value="1305.022" calcext:value-type="float">
            <text:p>1305.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5" calcext:value-type="float">
            <text:p>4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3.128" calcext:value-type="float">
            <text:p>1423.128</text:p>
          </table:table-cell>
          <table:table-cell office:value-type="float" office:value="1301.971" calcext:value-type="float">
            <text:p>1301.971</text:p>
          </table:table-cell>
          <table:table-cell office:value-type="percentage" office:value="0.802933333333" calcext:value-type="percentage">
            <text:p>80.29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6" calcext:value-type="float">
            <text:p>4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20.569" calcext:value-type="float">
            <text:p>1420.569</text:p>
          </table:table-cell>
          <table:table-cell office:value-type="float" office:value="1302.791" calcext:value-type="float">
            <text:p>1302.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7" calcext:value-type="float">
            <text:p>4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18.39" calcext:value-type="float">
            <text:p>1418.39</text:p>
          </table:table-cell>
          <table:table-cell office:value-type="float" office:value="1298.454" calcext:value-type="float">
            <text:p>1298.454</text:p>
          </table:table-cell>
          <table:table-cell office:value-type="percentage" office:value="0.794866666667" calcext:value-type="percentage">
            <text:p>79.49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8" calcext:value-type="float">
            <text:p>4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13.647" calcext:value-type="float">
            <text:p>1413.647</text:p>
          </table:table-cell>
          <table:table-cell office:value-type="float" office:value="1294.347" calcext:value-type="float">
            <text:p>1294.347</text:p>
          </table:table-cell>
          <table:table-cell office:value-type="percentage" office:value="0.802366666667" calcext:value-type="percentage">
            <text:p>80.24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9" calcext:value-type="float">
            <text:p>49</text:p>
          </table:table-cell>
          <table:table-cell office:value-type="float" office:value="4847" calcext:value-type="float">
            <text:p>4847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1302.446" calcext:value-type="float">
            <text:p>1302.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0" calcext:value-type="float">
            <text:p>5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9.114" calcext:value-type="float">
            <text:p>1409.114</text:p>
          </table:table-cell>
          <table:table-cell office:value-type="float" office:value="1294.544" calcext:value-type="float">
            <text:p>1294.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1" calcext:value-type="float">
            <text:p>51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05.555" calcext:value-type="float">
            <text:p>1405.555</text:p>
          </table:table-cell>
          <table:table-cell office:value-type="float" office:value="1297.686" calcext:value-type="float">
            <text:p>1297.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2" calcext:value-type="float">
            <text:p>5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6.719" calcext:value-type="float">
            <text:p>1406.719</text:p>
          </table:table-cell>
          <table:table-cell office:value-type="float" office:value="1302.157" calcext:value-type="float">
            <text:p>1302.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3" calcext:value-type="float">
            <text:p>5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3.94" calcext:value-type="float">
            <text:p>1403.94</text:p>
          </table:table-cell>
          <table:table-cell office:value-type="float" office:value="1290.958" calcext:value-type="float">
            <text:p>1290.958</text:p>
          </table:table-cell>
          <table:table-cell office:value-type="percentage" office:value="0.805416666667" calcext:value-type="percentage">
            <text:p>80.54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4" calcext:value-type="float">
            <text:p>5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0.61" calcext:value-type="float">
            <text:p>1400.61</text:p>
          </table:table-cell>
          <table:table-cell office:value-type="float" office:value="1287.221" calcext:value-type="float">
            <text:p>1287.221</text:p>
          </table:table-cell>
          <table:table-cell office:value-type="percentage" office:value="0.804316666667" calcext:value-type="percentage">
            <text:p>80.43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5" calcext:value-type="float">
            <text:p>5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8.537" calcext:value-type="float">
            <text:p>1398.537</text:p>
          </table:table-cell>
          <table:table-cell office:value-type="float" office:value="1299.44" calcext:value-type="float">
            <text:p>1299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6" calcext:value-type="float">
            <text:p>5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6.916" calcext:value-type="float">
            <text:p>1396.916</text:p>
          </table:table-cell>
          <table:table-cell office:value-type="float" office:value="1293.05" calcext:value-type="float">
            <text:p>1293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7" calcext:value-type="float">
            <text:p>5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93.173" calcext:value-type="float">
            <text:p>1393.173</text:p>
          </table:table-cell>
          <table:table-cell office:value-type="float" office:value="1290.556" calcext:value-type="float">
            <text:p>1290.556</text:p>
          </table:table-cell>
          <table:table-cell office:value-type="percentage" office:value="0.804583333333" calcext:value-type="percentage">
            <text:p>80.46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8" calcext:value-type="float">
            <text:p>58</text:p>
          </table:table-cell>
          <table:table-cell office:value-type="float" office:value="4847" calcext:value-type="float">
            <text:p>4847</text:p>
          </table:table-cell>
          <table:table-cell office:value-type="float" office:value="1390.776" calcext:value-type="float">
            <text:p>1390.776</text:p>
          </table:table-cell>
          <table:table-cell office:value-type="float" office:value="1295.485" calcext:value-type="float">
            <text:p>1295.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9" calcext:value-type="float">
            <text:p>5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9.525" calcext:value-type="float">
            <text:p>1389.525</text:p>
          </table:table-cell>
          <table:table-cell office:value-type="float" office:value="1290.886" calcext:value-type="float">
            <text:p>1290.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0" calcext:value-type="float">
            <text:p>6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87.495" calcext:value-type="float">
            <text:p>1387.495</text:p>
          </table:table-cell>
          <table:table-cell office:value-type="float" office:value="1290.729" calcext:value-type="float">
            <text:p>1290.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1" calcext:value-type="float">
            <text:p>6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6.998" calcext:value-type="float">
            <text:p>1386.998</text:p>
          </table:table-cell>
          <table:table-cell office:value-type="float" office:value="1286.594" calcext:value-type="float">
            <text:p>1286.594</text:p>
          </table:table-cell>
          <table:table-cell office:value-type="percentage" office:value="0.805016666667" calcext:value-type="percentage">
            <text:p>80.50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2" calcext:value-type="float">
            <text:p>62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84.142" calcext:value-type="float">
            <text:p>1384.142</text:p>
          </table:table-cell>
          <table:table-cell office:value-type="float" office:value="1287.835" calcext:value-type="float">
            <text:p>1287.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3" calcext:value-type="float">
            <text:p>6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80.594" calcext:value-type="float">
            <text:p>1380.594</text:p>
          </table:table-cell>
          <table:table-cell office:value-type="float" office:value="1294.225" calcext:value-type="float">
            <text:p>1294.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4" calcext:value-type="float">
            <text:p>6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9.837" calcext:value-type="float">
            <text:p>1379.837</text:p>
          </table:table-cell>
          <table:table-cell office:value-type="float" office:value="1285.928" calcext:value-type="float">
            <text:p>1285.928</text:p>
          </table:table-cell>
          <table:table-cell office:value-type="percentage" office:value="0.805283333333" calcext:value-type="percentage">
            <text:p>80.53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5" calcext:value-type="float">
            <text:p>6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7.573" calcext:value-type="float">
            <text:p>1377.573</text:p>
          </table:table-cell>
          <table:table-cell office:value-type="float" office:value="1290.857" calcext:value-type="float">
            <text:p>1290.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6" calcext:value-type="float">
            <text:p>6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76.07" calcext:value-type="float">
            <text:p>1376.07</text:p>
          </table:table-cell>
          <table:table-cell office:value-type="float" office:value="1292.012" calcext:value-type="float">
            <text:p>1292.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7" calcext:value-type="float">
            <text:p>67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4.104" calcext:value-type="float">
            <text:p>1374.104</text:p>
          </table:table-cell>
          <table:table-cell office:value-type="float" office:value="1289.588" calcext:value-type="float">
            <text:p>1289.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8" calcext:value-type="float">
            <text:p>68</text:p>
          </table:table-cell>
          <table:table-cell office:value-type="float" office:value="4847" calcext:value-type="float">
            <text:p>4847</text:p>
          </table:table-cell>
          <table:table-cell office:value-type="float" office:value="1372.345" calcext:value-type="float">
            <text:p>1372.345</text:p>
          </table:table-cell>
          <table:table-cell office:value-type="float" office:value="1284.382" calcext:value-type="float">
            <text:p>1284.382</text:p>
          </table:table-cell>
          <table:table-cell office:value-type="percentage" office:value="0.80595" calcext:value-type="percentage">
            <text:p>80.60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9" calcext:value-type="float">
            <text:p>69</text:p>
          </table:table-cell>
          <table:table-cell office:value-type="float" office:value="4847" calcext:value-type="float">
            <text:p>4847</text:p>
          </table:table-cell>
          <table:table-cell office:value-type="float" office:value="1371.961" calcext:value-type="float">
            <text:p>1371.961</text:p>
          </table:table-cell>
          <table:table-cell office:value-type="float" office:value="1288.336" calcext:value-type="float">
            <text:p>1288.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0" calcext:value-type="float">
            <text:p>7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0.101" calcext:value-type="float">
            <text:p>1370.101</text:p>
          </table:table-cell>
          <table:table-cell office:value-type="float" office:value="1279.423" calcext:value-type="float">
            <text:p>1279.423</text:p>
          </table:table-cell>
          <table:table-cell office:value-type="percentage" office:value="0.806816666667" calcext:value-type="percentage">
            <text:p>80.68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1" calcext:value-type="float">
            <text:p>71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67.091" calcext:value-type="float">
            <text:p>1367.091</text:p>
          </table:table-cell>
          <table:table-cell office:value-type="float" office:value="1281.451" calcext:value-type="float">
            <text:p>1281.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2" calcext:value-type="float">
            <text:p>72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5.141" calcext:value-type="float">
            <text:p>1365.141</text:p>
          </table:table-cell>
          <table:table-cell office:value-type="float" office:value="1285.311" calcext:value-type="float">
            <text:p>1285.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3" calcext:value-type="float">
            <text:p>7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63.78" calcext:value-type="float">
            <text:p>1363.78</text:p>
          </table:table-cell>
          <table:table-cell office:value-type="float" office:value="1282.05" calcext:value-type="float">
            <text:p>1282.05</text:p>
          </table:table-cell>
          <table:table-cell office:value-type="percentage" office:value="0.801966666667" calcext:value-type="percentage">
            <text:p>80.20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4" calcext:value-type="float">
            <text:p>74</text:p>
          </table:table-cell>
          <table:table-cell office:value-type="float" office:value="4847" calcext:value-type="float">
            <text:p>4847</text:p>
          </table:table-cell>
          <table:table-cell office:value-type="float" office:value="1362.827" calcext:value-type="float">
            <text:p>1362.827</text:p>
          </table:table-cell>
          <table:table-cell office:value-type="float" office:value="1284.039" calcext:value-type="float">
            <text:p>1284.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5" calcext:value-type="float">
            <text:p>7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3.077" calcext:value-type="float">
            <text:p>1363.077</text:p>
          </table:table-cell>
          <table:table-cell office:value-type="float" office:value="1297.496" calcext:value-type="float">
            <text:p>1297.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6" calcext:value-type="float">
            <text:p>76</text:p>
          </table:table-cell>
          <table:table-cell office:value-type="float" office:value="4846.7" calcext:value-type="float">
            <text:p>4846.7</text:p>
          </table:table-cell>
          <table:table-cell office:value-type="float" office:value="1361.848" calcext:value-type="float">
            <text:p>1361.848</text:p>
          </table:table-cell>
          <table:table-cell office:value-type="float" office:value="1278.555" calcext:value-type="float">
            <text:p>1278.555</text:p>
          </table:table-cell>
          <table:table-cell office:value-type="percentage" office:value="0.807083333333" calcext:value-type="percentage">
            <text:p>80.71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7" calcext:value-type="float">
            <text:p>7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8.241" calcext:value-type="float">
            <text:p>1358.241</text:p>
          </table:table-cell>
          <table:table-cell office:value-type="float" office:value="1284.961" calcext:value-type="float">
            <text:p>1284.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8" calcext:value-type="float">
            <text:p>7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5.935" calcext:value-type="float">
            <text:p>1355.935</text:p>
          </table:table-cell>
          <table:table-cell office:value-type="float" office:value="1287.762" calcext:value-type="float">
            <text:p>1287.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9" calcext:value-type="float">
            <text:p>79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5.73" calcext:value-type="float">
            <text:p>1355.73</text:p>
          </table:table-cell>
          <table:table-cell office:value-type="float" office:value="1283.486" calcext:value-type="float">
            <text:p>1283.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0" calcext:value-type="float">
            <text:p>8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3.866" calcext:value-type="float">
            <text:p>1353.866</text:p>
          </table:table-cell>
          <table:table-cell office:value-type="float" office:value="1282.065" calcext:value-type="float">
            <text:p>1282.065</text:p>
          </table:table-cell>
          <table:table-cell office:value-type="percentage" office:value="0.803616666667" calcext:value-type="percentage">
            <text:p>80.36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1" calcext:value-type="float">
            <text:p>8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1.511" calcext:value-type="float">
            <text:p>1351.511</text:p>
          </table:table-cell>
          <table:table-cell office:value-type="float" office:value="1280.071" calcext:value-type="float">
            <text:p>1280.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2" calcext:value-type="float">
            <text:p>8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9.73" calcext:value-type="float">
            <text:p>1349.73</text:p>
          </table:table-cell>
          <table:table-cell office:value-type="float" office:value="1284.799" calcext:value-type="float">
            <text:p>1284.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3" calcext:value-type="float">
            <text:p>83</text:p>
          </table:table-cell>
          <table:table-cell office:value-type="float" office:value="4847" calcext:value-type="float">
            <text:p>4847</text:p>
          </table:table-cell>
          <table:table-cell office:value-type="float" office:value="1349.442" calcext:value-type="float">
            <text:p>1349.442</text:p>
          </table:table-cell>
          <table:table-cell office:value-type="float" office:value="1285.848" calcext:value-type="float">
            <text:p>1285.848</text:p>
          </table:table-cell>
          <table:table-cell office:value-type="percentage" office:value="0.799183333333" calcext:value-type="percentage">
            <text:p>79.92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4" calcext:value-type="float">
            <text:p>84</text:p>
          </table:table-cell>
          <table:table-cell office:value-type="float" office:value="4847" calcext:value-type="float">
            <text:p>4847</text:p>
          </table:table-cell>
          <table:table-cell office:value-type="float" office:value="1348.745" calcext:value-type="float">
            <text:p>1348.745</text:p>
          </table:table-cell>
          <table:table-cell office:value-type="float" office:value="1280.064" calcext:value-type="float">
            <text:p>1280.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5" calcext:value-type="float">
            <text:p>8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7.242" calcext:value-type="float">
            <text:p>1347.242</text:p>
          </table:table-cell>
          <table:table-cell office:value-type="float" office:value="1279.321" calcext:value-type="float">
            <text:p>1279.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6" calcext:value-type="float">
            <text:p>86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44.725" calcext:value-type="float">
            <text:p>1344.725</text:p>
          </table:table-cell>
          <table:table-cell office:value-type="float" office:value="1278.428" calcext:value-type="float">
            <text:p>1278.428</text:p>
          </table:table-cell>
          <table:table-cell office:value-type="percentage" office:value="0.80195" calcext:value-type="percentage">
            <text:p>80.20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7" calcext:value-type="float">
            <text:p>87</text:p>
          </table:table-cell>
          <table:table-cell office:value-type="float" office:value="4847" calcext:value-type="float">
            <text:p>4847</text:p>
          </table:table-cell>
          <table:table-cell office:value-type="float" office:value="1344.852" calcext:value-type="float">
            <text:p>1344.852</text:p>
          </table:table-cell>
          <table:table-cell office:value-type="float" office:value="1283.076" calcext:value-type="float">
            <text:p>1283.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8" calcext:value-type="float">
            <text:p>8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2.25" calcext:value-type="float">
            <text:p>1342.25</text:p>
          </table:table-cell>
          <table:table-cell office:value-type="float" office:value="1275.38" calcext:value-type="float">
            <text:p>1275.38</text:p>
          </table:table-cell>
          <table:table-cell office:value-type="percentage" office:value="0.8039" calcext:value-type="percentage">
            <text:p>80.39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9" calcext:value-type="float">
            <text:p>89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1.4" calcext:value-type="float">
            <text:p>1341.4</text:p>
          </table:table-cell>
          <table:table-cell office:value-type="float" office:value="1276.563" calcext:value-type="float">
            <text:p>1276.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0" calcext:value-type="float">
            <text:p>9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43.174" calcext:value-type="float">
            <text:p>1343.174</text:p>
          </table:table-cell>
          <table:table-cell office:value-type="float" office:value="1283.1" calcext:value-type="float">
            <text:p>128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1" calcext:value-type="float">
            <text:p>91</text:p>
          </table:table-cell>
          <table:table-cell office:value-type="float" office:value="4847" calcext:value-type="float">
            <text:p>4847</text:p>
          </table:table-cell>
          <table:table-cell office:value-type="float" office:value="1340.069" calcext:value-type="float">
            <text:p>1340.069</text:p>
          </table:table-cell>
          <table:table-cell office:value-type="float" office:value="1278.372" calcext:value-type="float">
            <text:p>1278.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2" calcext:value-type="float">
            <text:p>9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38.938" calcext:value-type="float">
            <text:p>1338.938</text:p>
          </table:table-cell>
          <table:table-cell office:value-type="float" office:value="1271.047" calcext:value-type="float">
            <text:p>1271.047</text:p>
          </table:table-cell>
          <table:table-cell office:value-type="percentage" office:value="0.804716666667" calcext:value-type="percentage">
            <text:p>80.47%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3" calcext:value-type="float">
            <text:p>9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7.342" calcext:value-type="float">
            <text:p>1337.342</text:p>
          </table:table-cell>
          <table:table-cell office:value-type="float" office:value="1277.034" calcext:value-type="float">
            <text:p>1277.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4" calcext:value-type="float">
            <text:p>94</text:p>
          </table:table-cell>
          <table:table-cell office:value-type="float" office:value="4847" calcext:value-type="float">
            <text:p>4847</text:p>
          </table:table-cell>
          <table:table-cell office:value-type="float" office:value="1336.479" calcext:value-type="float">
            <text:p>1336.479</text:p>
          </table:table-cell>
          <table:table-cell office:value-type="float" office:value="1281.61" calcext:value-type="float">
            <text:p>128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5" calcext:value-type="float">
            <text:p>9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4.506" calcext:value-type="float">
            <text:p>1334.506</text:p>
          </table:table-cell>
          <table:table-cell office:value-type="float" office:value="1277.204" calcext:value-type="float">
            <text:p>1277.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6" calcext:value-type="float">
            <text:p>96</text:p>
          </table:table-cell>
          <table:table-cell office:value-type="float" office:value="4847" calcext:value-type="float">
            <text:p>4847</text:p>
          </table:table-cell>
          <table:table-cell office:value-type="float" office:value="1334.167" calcext:value-type="float">
            <text:p>1334.167</text:p>
          </table:table-cell>
          <table:table-cell office:value-type="float" office:value="1286.916" calcext:value-type="float">
            <text:p>1286.916</text:p>
          </table:table-cell>
          <table:table-cell office:value-type="percentage" office:value="0.798033333333" calcext:value-type="percentage">
            <text:p>79.80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7" calcext:value-type="float">
            <text:p>97</text:p>
          </table:table-cell>
          <table:table-cell office:value-type="float" office:value="4839.2" calcext:value-type="float">
            <text:p>4839.2</text:p>
          </table:table-cell>
          <table:table-cell office:value-type="float" office:value="1333.95" calcext:value-type="float">
            <text:p>1333.95</text:p>
          </table:table-cell>
          <table:table-cell office:value-type="float" office:value="1277.23" calcext:value-type="float">
            <text:p>1277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8" calcext:value-type="float">
            <text:p>98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2.094" calcext:value-type="float">
            <text:p>1332.094</text:p>
          </table:table-cell>
          <table:table-cell office:value-type="float" office:value="1274.689" calcext:value-type="float">
            <text:p>1274.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9" calcext:value-type="float">
            <text:p>99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0.199" calcext:value-type="float">
            <text:p>1330.199</text:p>
          </table:table-cell>
          <table:table-cell office:value-type="float" office:value="1274.958" calcext:value-type="float">
            <text:p>1274.958</text:p>
          </table:table-cell>
          <table:table-cell office:value-type="percentage" office:value="0.805966666667" calcext:value-type="percentage">
            <text:p>80.60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0" calcext:value-type="float">
            <text:p>100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8.925" calcext:value-type="float">
            <text:p>1328.925</text:p>
          </table:table-cell>
          <table:table-cell office:value-type="float" office:value="1275.213" calcext:value-type="float">
            <text:p>1275.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1" calcext:value-type="float">
            <text:p>1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8.749" calcext:value-type="float">
            <text:p>1328.749</text:p>
          </table:table-cell>
          <table:table-cell office:value-type="float" office:value="1278.339" calcext:value-type="float">
            <text:p>1278.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2" calcext:value-type="float">
            <text:p>10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5.801" calcext:value-type="float">
            <text:p>1325.801</text:p>
          </table:table-cell>
          <table:table-cell office:value-type="float" office:value="1278.71" calcext:value-type="float">
            <text:p>1278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3" calcext:value-type="float">
            <text:p>103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6.356" calcext:value-type="float">
            <text:p>1326.356</text:p>
          </table:table-cell>
          <table:table-cell office:value-type="float" office:value="1275.138" calcext:value-type="float">
            <text:p>1275.138</text:p>
          </table:table-cell>
          <table:table-cell office:value-type="percentage" office:value="0.803883333333" calcext:value-type="percentage">
            <text:p>80.39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4" calcext:value-type="float">
            <text:p>10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5.657" calcext:value-type="float">
            <text:p>1325.657</text:p>
          </table:table-cell>
          <table:table-cell office:value-type="float" office:value="1275.041" calcext:value-type="float">
            <text:p>1275.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5" calcext:value-type="float">
            <text:p>10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4.263" calcext:value-type="float">
            <text:p>1324.263</text:p>
          </table:table-cell>
          <table:table-cell office:value-type="float" office:value="1276.954" calcext:value-type="float">
            <text:p>1276.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6" calcext:value-type="float">
            <text:p>106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1.558" calcext:value-type="float">
            <text:p>1321.558</text:p>
          </table:table-cell>
          <table:table-cell office:value-type="float" office:value="1275.902" calcext:value-type="float">
            <text:p>1275.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7" calcext:value-type="float">
            <text:p>107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22.831" calcext:value-type="float">
            <text:p>1322.831</text:p>
          </table:table-cell>
          <table:table-cell office:value-type="float" office:value="1274.2" calcext:value-type="float">
            <text:p>1274.2</text:p>
          </table:table-cell>
          <table:table-cell office:value-type="percentage" office:value="0.810416666667" calcext:value-type="percentage">
            <text:p>81.04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8" calcext:value-type="float">
            <text:p>10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2.419" calcext:value-type="float">
            <text:p>1322.419</text:p>
          </table:table-cell>
          <table:table-cell office:value-type="float" office:value="1275.999" calcext:value-type="float">
            <text:p>1275.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9" calcext:value-type="float">
            <text:p>10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0.097" calcext:value-type="float">
            <text:p>1320.097</text:p>
          </table:table-cell>
          <table:table-cell office:value-type="float" office:value="1282.735" calcext:value-type="float">
            <text:p>1282.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0" calcext:value-type="float">
            <text:p>110</text:p>
          </table:table-cell>
          <table:table-cell office:value-type="float" office:value="4839" calcext:value-type="float">
            <text:p>4839</text:p>
          </table:table-cell>
          <table:table-cell office:value-type="float" office:value="1320.598" calcext:value-type="float">
            <text:p>1320.598</text:p>
          </table:table-cell>
          <table:table-cell office:value-type="float" office:value="1276.354" calcext:value-type="float">
            <text:p>1276.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1" calcext:value-type="float">
            <text:p>111</text:p>
          </table:table-cell>
          <table:table-cell office:value-type="float" office:value="4838.5" calcext:value-type="float">
            <text:p>4838.5</text:p>
          </table:table-cell>
          <table:table-cell office:value-type="float" office:value="1317.851" calcext:value-type="float">
            <text:p>1317.851</text:p>
          </table:table-cell>
          <table:table-cell office:value-type="float" office:value="1272.821" calcext:value-type="float">
            <text:p>1272.821</text:p>
          </table:table-cell>
          <table:table-cell office:value-type="percentage" office:value="0.803483333333" calcext:value-type="percentage">
            <text:p>80.35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2" calcext:value-type="float">
            <text:p>11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7.781" calcext:value-type="float">
            <text:p>1317.781</text:p>
          </table:table-cell>
          <table:table-cell office:value-type="float" office:value="1272.531" calcext:value-type="float">
            <text:p>1272.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3" calcext:value-type="float">
            <text:p>11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17.454" calcext:value-type="float">
            <text:p>1317.454</text:p>
          </table:table-cell>
          <table:table-cell office:value-type="float" office:value="1274.344" calcext:value-type="float">
            <text:p>1274.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4" calcext:value-type="float">
            <text:p>11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317.885" calcext:value-type="float">
            <text:p>1317.885</text:p>
          </table:table-cell>
          <table:table-cell office:value-type="float" office:value="1273.954" calcext:value-type="float">
            <text:p>1273.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5" calcext:value-type="float">
            <text:p>115</text:p>
          </table:table-cell>
          <table:table-cell office:value-type="float" office:value="4839" calcext:value-type="float">
            <text:p>4839</text:p>
          </table:table-cell>
          <table:table-cell office:value-type="float" office:value="1315.451" calcext:value-type="float">
            <text:p>1315.451</text:p>
          </table:table-cell>
          <table:table-cell office:value-type="float" office:value="1274.546" calcext:value-type="float">
            <text:p>1274.546</text:p>
          </table:table-cell>
          <table:table-cell office:value-type="percentage" office:value="0.806816666667" calcext:value-type="percentage">
            <text:p>80.68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6" calcext:value-type="float">
            <text:p>11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3.855" calcext:value-type="float">
            <text:p>1313.855</text:p>
          </table:table-cell>
          <table:table-cell office:value-type="float" office:value="1274.113" calcext:value-type="float">
            <text:p>1274.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7" calcext:value-type="float">
            <text:p>117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2.79" calcext:value-type="float">
            <text:p>1312.79</text:p>
          </table:table-cell>
          <table:table-cell office:value-type="float" office:value="1271.745" calcext:value-type="float">
            <text:p>1271.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8" calcext:value-type="float">
            <text:p>11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1.923" calcext:value-type="float">
            <text:p>1311.923</text:p>
          </table:table-cell>
          <table:table-cell office:value-type="float" office:value="1280.698" calcext:value-type="float">
            <text:p>1280.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9" calcext:value-type="float">
            <text:p>11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4.005" calcext:value-type="float">
            <text:p>1314.005</text:p>
          </table:table-cell>
          <table:table-cell office:value-type="float" office:value="1268.322" calcext:value-type="float">
            <text:p>1268.322</text:p>
          </table:table-cell>
          <table:table-cell office:value-type="percentage" office:value="0.80735" calcext:value-type="percentage">
            <text:p>80.74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0" calcext:value-type="float">
            <text:p>120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08.988" calcext:value-type="float">
            <text:p>1308.988</text:p>
          </table:table-cell>
          <table:table-cell office:value-type="float" office:value="1276.996" calcext:value-type="float">
            <text:p>1276.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1" calcext:value-type="float">
            <text:p>121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8.643" calcext:value-type="float">
            <text:p>1308.643</text:p>
          </table:table-cell>
          <table:table-cell office:value-type="float" office:value="1273.008" calcext:value-type="float">
            <text:p>1273.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2" calcext:value-type="float">
            <text:p>122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7.896" calcext:value-type="float">
            <text:p>1307.896</text:p>
          </table:table-cell>
          <table:table-cell office:value-type="float" office:value="1275.138" calcext:value-type="float">
            <text:p>1275.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3" calcext:value-type="float">
            <text:p>12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09.833" calcext:value-type="float">
            <text:p>1309.833</text:p>
          </table:table-cell>
          <table:table-cell office:value-type="float" office:value="1269.06" calcext:value-type="float">
            <text:p>1269.06</text:p>
          </table:table-cell>
          <table:table-cell office:value-type="percentage" office:value="0.812366666667" calcext:value-type="percentage">
            <text:p>81.24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4" calcext:value-type="float">
            <text:p>12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6.095" calcext:value-type="float">
            <text:p>1306.095</text:p>
          </table:table-cell>
          <table:table-cell office:value-type="float" office:value="1275.894" calcext:value-type="float">
            <text:p>1275.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5" calcext:value-type="float">
            <text:p>12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6.575" calcext:value-type="float">
            <text:p>1306.575</text:p>
          </table:table-cell>
          <table:table-cell office:value-type="float" office:value="1270.934" calcext:value-type="float">
            <text:p>1270.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6" calcext:value-type="float">
            <text:p>126</text:p>
          </table:table-cell>
          <table:table-cell office:value-type="float" office:value="4839" calcext:value-type="float">
            <text:p>4839</text:p>
          </table:table-cell>
          <table:table-cell office:value-type="float" office:value="1306.147" calcext:value-type="float">
            <text:p>1306.147</text:p>
          </table:table-cell>
          <table:table-cell office:value-type="float" office:value="1272.7" calcext:value-type="float">
            <text:p>127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7" calcext:value-type="float">
            <text:p>127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4.921" calcext:value-type="float">
            <text:p>1304.921</text:p>
          </table:table-cell>
          <table:table-cell office:value-type="float" office:value="1276.128" calcext:value-type="float">
            <text:p>1276.128</text:p>
          </table:table-cell>
          <table:table-cell office:value-type="percentage" office:value="0.812233333333" calcext:value-type="percentage">
            <text:p>81.22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8" calcext:value-type="float">
            <text:p>128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2.257" calcext:value-type="float">
            <text:p>1302.257</text:p>
          </table:table-cell>
          <table:table-cell office:value-type="float" office:value="1274.475" calcext:value-type="float">
            <text:p>1274.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9" calcext:value-type="float">
            <text:p>12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5.082" calcext:value-type="float">
            <text:p>1305.082</text:p>
          </table:table-cell>
          <table:table-cell office:value-type="float" office:value="1271.852" calcext:value-type="float">
            <text:p>1271.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0" calcext:value-type="float">
            <text:p>13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646" calcext:value-type="float">
            <text:p>1300.646</text:p>
          </table:table-cell>
          <table:table-cell office:value-type="float" office:value="1273.37" calcext:value-type="float">
            <text:p>1273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1" calcext:value-type="float">
            <text:p>13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3.351" calcext:value-type="float">
            <text:p>1303.351</text:p>
          </table:table-cell>
          <table:table-cell office:value-type="float" office:value="1273.457" calcext:value-type="float">
            <text:p>1273.457</text:p>
          </table:table-cell>
          <table:table-cell office:value-type="percentage" office:value="0.81195" calcext:value-type="percentage">
            <text:p>81.20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2" calcext:value-type="float">
            <text:p>132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9.806" calcext:value-type="float">
            <text:p>1299.806</text:p>
          </table:table-cell>
          <table:table-cell office:value-type="float" office:value="1277.086" calcext:value-type="float">
            <text:p>1277.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3" calcext:value-type="float">
            <text:p>133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982" calcext:value-type="float">
            <text:p>1299.982</text:p>
          </table:table-cell>
          <table:table-cell office:value-type="float" office:value="1273.628" calcext:value-type="float">
            <text:p>1273.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4" calcext:value-type="float">
            <text:p>13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223" calcext:value-type="float">
            <text:p>1300.223</text:p>
          </table:table-cell>
          <table:table-cell office:value-type="float" office:value="1270.579" calcext:value-type="float">
            <text:p>1270.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5" calcext:value-type="float">
            <text:p>135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315" calcext:value-type="float">
            <text:p>1299.315</text:p>
          </table:table-cell>
          <table:table-cell office:value-type="float" office:value="1277.981" calcext:value-type="float">
            <text:p>1277.981</text:p>
          </table:table-cell>
          <table:table-cell office:value-type="percentage" office:value="0.809466666667" calcext:value-type="percentage">
            <text:p>80.95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6" calcext:value-type="float">
            <text:p>13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8.85" calcext:value-type="float">
            <text:p>1298.85</text:p>
          </table:table-cell>
          <table:table-cell office:value-type="float" office:value="1271.329" calcext:value-type="float">
            <text:p>1271.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7" calcext:value-type="float">
            <text:p>13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7.906" calcext:value-type="float">
            <text:p>1297.906</text:p>
          </table:table-cell>
          <table:table-cell office:value-type="float" office:value="1268.251" calcext:value-type="float">
            <text:p>1268.251</text:p>
          </table:table-cell>
          <table:table-cell office:value-type="percentage" office:value="0.81125" calcext:value-type="percentage">
            <text:p>81.13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8" calcext:value-type="float">
            <text:p>13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7.479" calcext:value-type="float">
            <text:p>1297.479</text:p>
          </table:table-cell>
          <table:table-cell office:value-type="float" office:value="1268.073" calcext:value-type="float">
            <text:p>1268.073</text:p>
          </table:table-cell>
          <table:table-cell office:value-type="percentage" office:value="0.809566666667" calcext:value-type="percentage">
            <text:p>80.96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9" calcext:value-type="float">
            <text:p>13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6.983" calcext:value-type="float">
            <text:p>1296.983</text:p>
          </table:table-cell>
          <table:table-cell office:value-type="float" office:value="1274.984" calcext:value-type="float">
            <text:p>1274.984</text:p>
          </table:table-cell>
          <table:table-cell office:value-type="percentage" office:value="0.808616666667" calcext:value-type="percentage">
            <text:p>80.86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0" calcext:value-type="float">
            <text:p>14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94.549" calcext:value-type="float">
            <text:p>1294.549</text:p>
          </table:table-cell>
          <table:table-cell office:value-type="float" office:value="1278.662" calcext:value-type="float">
            <text:p>1278.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1" calcext:value-type="float">
            <text:p>14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5.162" calcext:value-type="float">
            <text:p>1295.162</text:p>
          </table:table-cell>
          <table:table-cell office:value-type="float" office:value="1270.531" calcext:value-type="float">
            <text:p>1270.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2" calcext:value-type="float">
            <text:p>14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4.664" calcext:value-type="float">
            <text:p>1294.664</text:p>
          </table:table-cell>
          <table:table-cell office:value-type="float" office:value="1274.323" calcext:value-type="float">
            <text:p>1274.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3" calcext:value-type="float">
            <text:p>14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2.743" calcext:value-type="float">
            <text:p>1292.743</text:p>
          </table:table-cell>
          <table:table-cell office:value-type="float" office:value="1275.389" calcext:value-type="float">
            <text:p>1275.389</text:p>
          </table:table-cell>
          <table:table-cell office:value-type="percentage" office:value="0.813883333333" calcext:value-type="percentage">
            <text:p>81.39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4" calcext:value-type="float">
            <text:p>14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92.752" calcext:value-type="float">
            <text:p>1292.752</text:p>
          </table:table-cell>
          <table:table-cell office:value-type="float" office:value="1274.939" calcext:value-type="float">
            <text:p>1274.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5" calcext:value-type="float">
            <text:p>145</text:p>
          </table:table-cell>
          <table:table-cell office:value-type="float" office:value="4848" calcext:value-type="float">
            <text:p>4848</text:p>
          </table:table-cell>
          <table:table-cell office:value-type="float" office:value="1292.225" calcext:value-type="float">
            <text:p>1292.225</text:p>
          </table:table-cell>
          <table:table-cell office:value-type="float" office:value="1266.504" calcext:value-type="float">
            <text:p>1266.504</text:p>
          </table:table-cell>
          <table:table-cell office:value-type="percentage" office:value="0.810133333333" calcext:value-type="percentage">
            <text:p>81.01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6" calcext:value-type="float">
            <text:p>146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0.988" calcext:value-type="float">
            <text:p>1290.988</text:p>
          </table:table-cell>
          <table:table-cell office:value-type="float" office:value="1272.149" calcext:value-type="float">
            <text:p>1272.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7" calcext:value-type="float">
            <text:p>14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9.569" calcext:value-type="float">
            <text:p>1289.569</text:p>
          </table:table-cell>
          <table:table-cell office:value-type="float" office:value="1266.771" calcext:value-type="float">
            <text:p>1266.771</text:p>
          </table:table-cell>
          <table:table-cell office:value-type="percentage" office:value="0.81125" calcext:value-type="percentage">
            <text:p>81.13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8" calcext:value-type="float">
            <text:p>148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9.424" calcext:value-type="float">
            <text:p>1289.424</text:p>
          </table:table-cell>
          <table:table-cell office:value-type="float" office:value="1276.576" calcext:value-type="float">
            <text:p>1276.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9" calcext:value-type="float">
            <text:p>14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9.92" calcext:value-type="float">
            <text:p>1289.92</text:p>
          </table:table-cell>
          <table:table-cell office:value-type="float" office:value="1272.866" calcext:value-type="float">
            <text:p>1272.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0" calcext:value-type="float">
            <text:p>15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8.207" calcext:value-type="float">
            <text:p>1288.207</text:p>
          </table:table-cell>
          <table:table-cell office:value-type="float" office:value="1274.341" calcext:value-type="float">
            <text:p>1274.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1" calcext:value-type="float">
            <text:p>151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8.062" calcext:value-type="float">
            <text:p>1288.062</text:p>
          </table:table-cell>
          <table:table-cell office:value-type="float" office:value="1273.761" calcext:value-type="float">
            <text:p>1273.761</text:p>
          </table:table-cell>
          <table:table-cell office:value-type="percentage" office:value="0.811116666667" calcext:value-type="percentage">
            <text:p>81.11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2" calcext:value-type="float">
            <text:p>152</text:p>
          </table:table-cell>
          <table:table-cell office:value-type="float" office:value="4848" calcext:value-type="float">
            <text:p>4848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71.443" calcext:value-type="float">
            <text:p>1271.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3" calcext:value-type="float">
            <text:p>153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7.83" calcext:value-type="float">
            <text:p>1287.83</text:p>
          </table:table-cell>
          <table:table-cell office:value-type="float" office:value="1273.95" calcext:value-type="float">
            <text:p>1273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4" calcext:value-type="float">
            <text:p>15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86.545" calcext:value-type="float">
            <text:p>1286.545</text:p>
          </table:table-cell>
          <table:table-cell office:value-type="float" office:value="1272.149" calcext:value-type="float">
            <text:p>1272.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5" calcext:value-type="float">
            <text:p>15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7.59" calcext:value-type="float">
            <text:p>1287.59</text:p>
          </table:table-cell>
          <table:table-cell office:value-type="float" office:value="1275.38" calcext:value-type="float">
            <text:p>1275.38</text:p>
          </table:table-cell>
          <table:table-cell office:value-type="percentage" office:value="0.811116666667" calcext:value-type="percentage">
            <text:p>81.11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6" calcext:value-type="float">
            <text:p>15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154" calcext:value-type="float">
            <text:p>1284.154</text:p>
          </table:table-cell>
          <table:table-cell office:value-type="float" office:value="1268.528" calcext:value-type="float">
            <text:p>1268.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7" calcext:value-type="float">
            <text:p>15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661" calcext:value-type="float">
            <text:p>1284.661</text:p>
          </table:table-cell>
          <table:table-cell office:value-type="float" office:value="1272.699" calcext:value-type="float">
            <text:p>1272.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8" calcext:value-type="float">
            <text:p>15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5.121" calcext:value-type="float">
            <text:p>1285.121</text:p>
          </table:table-cell>
          <table:table-cell office:value-type="float" office:value="1272.179" calcext:value-type="float">
            <text:p>1272.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9" calcext:value-type="float">
            <text:p>15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436" calcext:value-type="float">
            <text:p>1283.436</text:p>
          </table:table-cell>
          <table:table-cell office:value-type="float" office:value="1276.271" calcext:value-type="float">
            <text:p>1276.271</text:p>
          </table:table-cell>
          <table:table-cell office:value-type="percentage" office:value="0.812216666667" calcext:value-type="percentage">
            <text:p>81.22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0" calcext:value-type="float">
            <text:p>16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848" calcext:value-type="float">
            <text:p>1283.848</text:p>
          </table:table-cell>
          <table:table-cell office:value-type="float" office:value="1271.671" calcext:value-type="float">
            <text:p>1271.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1" calcext:value-type="float">
            <text:p>161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2.363" calcext:value-type="float">
            <text:p>1282.363</text:p>
          </table:table-cell>
          <table:table-cell office:value-type="float" office:value="1272.941" calcext:value-type="float">
            <text:p>1272.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2" calcext:value-type="float">
            <text:p>162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3.025" calcext:value-type="float">
            <text:p>1283.025</text:p>
          </table:table-cell>
          <table:table-cell office:value-type="float" office:value="1267.49" calcext:value-type="float">
            <text:p>1267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3" calcext:value-type="float">
            <text:p>16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1.245" calcext:value-type="float">
            <text:p>1281.245</text:p>
          </table:table-cell>
          <table:table-cell office:value-type="float" office:value="1273.389" calcext:value-type="float">
            <text:p>1273.389</text:p>
          </table:table-cell>
          <table:table-cell office:value-type="percentage" office:value="0.8118" calcext:value-type="percentage">
            <text:p>81.18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4" calcext:value-type="float">
            <text:p>164</text:p>
          </table:table-cell>
          <table:table-cell office:value-type="float" office:value="4848" calcext:value-type="float">
            <text:p>4848</text:p>
          </table:table-cell>
          <table:table-cell office:value-type="float" office:value="1280.158" calcext:value-type="float">
            <text:p>1280.158</text:p>
          </table:table-cell>
          <table:table-cell office:value-type="float" office:value="1268.045" calcext:value-type="float">
            <text:p>1268.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5" calcext:value-type="float">
            <text:p>16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325" calcext:value-type="float">
            <text:p>1280.325</text:p>
          </table:table-cell>
          <table:table-cell office:value-type="float" office:value="1268.787" calcext:value-type="float">
            <text:p>1268.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6" calcext:value-type="float">
            <text:p>16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9.446" calcext:value-type="float">
            <text:p>1279.446</text:p>
          </table:table-cell>
          <table:table-cell office:value-type="float" office:value="1268.82" calcext:value-type="float">
            <text:p>1268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7" calcext:value-type="float">
            <text:p>167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194" calcext:value-type="float">
            <text:p>1280.194</text:p>
          </table:table-cell>
          <table:table-cell office:value-type="float" office:value="1269.727" calcext:value-type="float">
            <text:p>1269.727</text:p>
          </table:table-cell>
          <table:table-cell office:value-type="percentage" office:value="0.8104" calcext:value-type="percentage">
            <text:p>81.04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8" calcext:value-type="float">
            <text:p>16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8.489" calcext:value-type="float">
            <text:p>1278.489</text:p>
          </table:table-cell>
          <table:table-cell office:value-type="float" office:value="1269.871" calcext:value-type="float">
            <text:p>1269.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9" calcext:value-type="float">
            <text:p>16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986" calcext:value-type="float">
            <text:p>1277.986</text:p>
          </table:table-cell>
          <table:table-cell office:value-type="float" office:value="1266.677" calcext:value-type="float">
            <text:p>1266.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0" calcext:value-type="float">
            <text:p>170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7.722" calcext:value-type="float">
            <text:p>1277.722</text:p>
          </table:table-cell>
          <table:table-cell office:value-type="float" office:value="1267.784" calcext:value-type="float">
            <text:p>1267.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1" calcext:value-type="float">
            <text:p>17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829" calcext:value-type="float">
            <text:p>1277.829</text:p>
          </table:table-cell>
          <table:table-cell office:value-type="float" office:value="1265.939" calcext:value-type="float">
            <text:p>1265.939</text:p>
          </table:table-cell>
          <table:table-cell office:value-type="percentage" office:value="0.813616666667" calcext:value-type="percentage">
            <text:p>81.36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2" calcext:value-type="float">
            <text:p>17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6.752" calcext:value-type="float">
            <text:p>1276.752</text:p>
          </table:table-cell>
          <table:table-cell office:value-type="float" office:value="1271.215" calcext:value-type="float">
            <text:p>1271.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3" calcext:value-type="float">
            <text:p>17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6.748" calcext:value-type="float">
            <text:p>1276.748</text:p>
          </table:table-cell>
          <table:table-cell office:value-type="float" office:value="1272.73" calcext:value-type="float">
            <text:p>1272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4" calcext:value-type="float">
            <text:p>17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6.345" calcext:value-type="float">
            <text:p>1276.345</text:p>
          </table:table-cell>
          <table:table-cell office:value-type="float" office:value="1274.225" calcext:value-type="float">
            <text:p>1274.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5" calcext:value-type="float">
            <text:p>17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6.96" calcext:value-type="float">
            <text:p>1276.96</text:p>
          </table:table-cell>
          <table:table-cell office:value-type="float" office:value="1274.091" calcext:value-type="float">
            <text:p>1274.091</text:p>
          </table:table-cell>
          <table:table-cell office:value-type="percentage" office:value="0.809033333333" calcext:value-type="percentage">
            <text:p>80.90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6" calcext:value-type="float">
            <text:p>176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3.756" calcext:value-type="float">
            <text:p>1273.756</text:p>
          </table:table-cell>
          <table:table-cell office:value-type="float" office:value="1268.787" calcext:value-type="float">
            <text:p>1268.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7" calcext:value-type="float">
            <text:p>17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4.11" calcext:value-type="float">
            <text:p>1274.11</text:p>
          </table:table-cell>
          <table:table-cell office:value-type="float" office:value="1268.82" calcext:value-type="float">
            <text:p>1268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8" calcext:value-type="float">
            <text:p>17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4.311" calcext:value-type="float">
            <text:p>1274.311</text:p>
          </table:table-cell>
          <table:table-cell office:value-type="float" office:value="1267.575" calcext:value-type="float">
            <text:p>1267.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9" calcext:value-type="float">
            <text:p>17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3.272" calcext:value-type="float">
            <text:p>1273.272</text:p>
          </table:table-cell>
          <table:table-cell office:value-type="float" office:value="1269.265" calcext:value-type="float">
            <text:p>1269.265</text:p>
          </table:table-cell>
          <table:table-cell office:value-type="percentage" office:value="0.810566666667" calcext:value-type="percentage">
            <text:p>81.06%</text:p>
          </table:table-cell>
          <table:table-cell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0" calcext:value-type="float">
            <text:p>18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884" calcext:value-type="float">
            <text:p>1271.884</text:p>
          </table:table-cell>
          <table:table-cell office:value-type="float" office:value="1265.848" calcext:value-type="float">
            <text:p>1265.848</text:p>
          </table:table-cell>
          <table:table-cell office:value-type="percentage" office:value="0.812666666667" calcext:value-type="percentage">
            <text:p>81.27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1" calcext:value-type="float">
            <text:p>181</text:p>
          </table:table-cell>
          <table:table-cell office:value-type="float" office:value="4838" calcext:value-type="float">
            <text:p>4838</text:p>
          </table:table-cell>
          <table:table-cell office:value-type="float" office:value="1248.699" calcext:value-type="float">
            <text:p>1248.699</text:p>
          </table:table-cell>
          <table:table-cell office:value-type="float" office:value="1258.399" calcext:value-type="float">
            <text:p>1258.399</text:p>
          </table:table-cell>
          <table:table-cell office:value-type="percentage" office:value="0.810416666667" calcext:value-type="percentage">
            <text:p>81.04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2" calcext:value-type="float">
            <text:p>182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5.058" calcext:value-type="float">
            <text:p>1235.058</text:p>
          </table:table-cell>
          <table:table-cell table:style-name="ce3" office:value-type="float" office:value="1257.547" calcext:value-type="float">
            <text:p>1257.547</text:p>
          </table:table-cell>
          <table:table-cell office:value-type="percentage" office:value="0.8136" calcext:value-type="percentage">
            <text:p>81.36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3" calcext:value-type="float">
            <text:p>18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3.12" calcext:value-type="float">
            <text:p>1233.12</text:p>
          </table:table-cell>
          <table:table-cell office:value-type="float" office:value="1258.065" calcext:value-type="float">
            <text:p>1258.065</text:p>
          </table:table-cell>
          <table:table-cell office:value-type="percentage" office:value="0.812933333333" calcext:value-type="percentage">
            <text:p>81.29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4" calcext:value-type="float">
            <text:p>184</text:p>
          </table:table-cell>
          <table:table-cell office:value-type="float" office:value="4838" calcext:value-type="float">
            <text:p>4838</text:p>
          </table:table-cell>
          <table:table-cell office:value-type="float" office:value="1232.38" calcext:value-type="float">
            <text:p>1232.38</text:p>
          </table:table-cell>
          <table:table-cell office:value-type="float" office:value="1259.073" calcext:value-type="float">
            <text:p>1259.073</text:p>
          </table:table-cell>
          <table:table-cell office:value-type="percentage" office:value="0.813066666667" calcext:value-type="percentage">
            <text:p>81.31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5" calcext:value-type="float">
            <text:p>18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2.074" calcext:value-type="float">
            <text:p>1232.074</text:p>
          </table:table-cell>
          <table:table-cell office:value-type="float" office:value="1258.164" calcext:value-type="float">
            <text:p>1258.164</text:p>
          </table:table-cell>
          <table:table-cell office:value-type="percentage" office:value="0.8129" calcext:value-type="percentage">
            <text:p>81.29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6" calcext:value-type="float">
            <text:p>186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1.939" calcext:value-type="float">
            <text:p>1231.939</text:p>
          </table:table-cell>
          <table:table-cell office:value-type="float" office:value="1260.09" calcext:value-type="float">
            <text:p>1260.09</text:p>
          </table:table-cell>
          <table:table-cell office:value-type="percentage" office:value="0.812633333333" calcext:value-type="percentage">
            <text:p>81.26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7" calcext:value-type="float">
            <text:p>187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1.303" calcext:value-type="float">
            <text:p>1231.303</text:p>
          </table:table-cell>
          <table:table-cell office:value-type="float" office:value="1259.896" calcext:value-type="float">
            <text:p>1259.896</text:p>
          </table:table-cell>
          <table:table-cell office:value-type="percentage" office:value="0.812783333333" calcext:value-type="percentage">
            <text:p>81.28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82" calcext:value-type="float">
            <text:p>1230.882</text:p>
          </table:table-cell>
          <table:table-cell office:value-type="float" office:value="1259.539" calcext:value-type="float">
            <text:p>1259.539</text:p>
          </table:table-cell>
          <table:table-cell office:value-type="percentage" office:value="0.81015" calcext:value-type="percentage">
            <text:p>81.02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9" calcext:value-type="float">
            <text:p>189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0.797" calcext:value-type="float">
            <text:p>1230.797</text:p>
          </table:table-cell>
          <table:table-cell office:value-type="float" office:value="1260.794" calcext:value-type="float">
            <text:p>1260.794</text:p>
          </table:table-cell>
          <table:table-cell office:value-type="percentage" office:value="0.814316666667" calcext:value-type="percentage">
            <text:p>81.43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0" calcext:value-type="float">
            <text:p>19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839" calcext:value-type="float">
            <text:p>1230.839</text:p>
          </table:table-cell>
          <table:table-cell office:value-type="float" office:value="1259.918" calcext:value-type="float">
            <text:p>1259.918</text:p>
          </table:table-cell>
          <table:table-cell office:value-type="percentage" office:value="0.812766666667" calcext:value-type="percentage">
            <text:p>81.28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1" calcext:value-type="float">
            <text:p>19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439" calcext:value-type="float">
            <text:p>1230.439</text:p>
          </table:table-cell>
          <table:table-cell office:value-type="float" office:value="1260.631" calcext:value-type="float">
            <text:p>1260.631</text:p>
          </table:table-cell>
          <table:table-cell office:value-type="percentage" office:value="0.811533333333" calcext:value-type="percentage">
            <text:p>81.15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2" calcext:value-type="float">
            <text:p>192</text:p>
          </table:table-cell>
          <table:table-cell office:value-type="float" office:value="4838" calcext:value-type="float">
            <text:p>4838</text:p>
          </table:table-cell>
          <table:table-cell office:value-type="float" office:value="1230.16" calcext:value-type="float">
            <text:p>1230.16</text:p>
          </table:table-cell>
          <table:table-cell office:value-type="float" office:value="1260.597" calcext:value-type="float">
            <text:p>1260.597</text:p>
          </table:table-cell>
          <table:table-cell office:value-type="percentage" office:value="0.811516666667" calcext:value-type="percentage">
            <text:p>81.15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115" calcext:value-type="float">
            <text:p>1230.115</text:p>
          </table:table-cell>
          <table:table-cell office:value-type="float" office:value="1261.521" calcext:value-type="float">
            <text:p>1261.521</text:p>
          </table:table-cell>
          <table:table-cell office:value-type="percentage" office:value="0.810266666667" calcext:value-type="percentage">
            <text:p>81.03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4" calcext:value-type="float">
            <text:p>19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9.735" calcext:value-type="float">
            <text:p>1229.735</text:p>
          </table:table-cell>
          <table:table-cell office:value-type="float" office:value="1261.889" calcext:value-type="float">
            <text:p>1261.889</text:p>
          </table:table-cell>
          <table:table-cell office:value-type="percentage" office:value="0.812616666667" calcext:value-type="percentage">
            <text:p>81.26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5" calcext:value-type="float">
            <text:p>19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0.12" calcext:value-type="float">
            <text:p>1230.12</text:p>
          </table:table-cell>
          <table:table-cell office:value-type="float" office:value="1260.004" calcext:value-type="float">
            <text:p>1260.004</text:p>
          </table:table-cell>
          <table:table-cell office:value-type="percentage" office:value="0.814166666667" calcext:value-type="percentage">
            <text:p>81.42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6" calcext:value-type="float">
            <text:p>19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9.431" calcext:value-type="float">
            <text:p>1229.431</text:p>
          </table:table-cell>
          <table:table-cell office:value-type="float" office:value="1260.521" calcext:value-type="float">
            <text:p>1260.521</text:p>
          </table:table-cell>
          <table:table-cell office:value-type="percentage" office:value="0.812083333333" calcext:value-type="percentage">
            <text:p>81.21%</text:p>
          </table:table-cell>
          <table:table-cell/>
        </table:table-row>
        <table:table-row table:style-name="ro1">
          <table:table-cell table:style-name="ce1" office:value-type="string" calcext:value-type="string">
            <text:p>run10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4837.9" calcext:value-type="float">
            <text:p>4837.9</text:p>
          </table:table-cell>
          <table:table-cell table:style-name="ce1" office:value-type="float" office:value="1229.415" calcext:value-type="float">
            <text:p>1229.415</text:p>
          </table:table-cell>
          <table:table-cell table:style-name="ce1" office:value-type="float" office:value="1260.733" calcext:value-type="float">
            <text:p>1260.733</text:p>
          </table:table-cell>
          <table:table-cell table:style-name="ce5" office:value-type="percentage" office:value="0.815983333333" calcext:value-type="percentage">
            <text:p>81.60%</text:p>
          </table:table-cell>
          <table:table-cell table:style-name="ce1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8" calcext:value-type="float">
            <text:p>198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587" calcext:value-type="float">
            <text:p>1229.587</text:p>
          </table:table-cell>
          <table:table-cell office:value-type="float" office:value="1260.454" calcext:value-type="float">
            <text:p>1260.454</text:p>
          </table:table-cell>
          <table:table-cell office:value-type="percentage" office:value="0.813583333333" calcext:value-type="percentage">
            <text:p>81.36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9" calcext:value-type="float">
            <text:p>199</text:p>
          </table:table-cell>
          <table:table-cell office:value-type="float" office:value="4838.6" calcext:value-type="float">
            <text:p>4838.6</text:p>
          </table:table-cell>
          <table:table-cell office:value-type="float" office:value="1229.339" calcext:value-type="float">
            <text:p>1229.339</text:p>
          </table:table-cell>
          <table:table-cell office:value-type="float" office:value="1260.256" calcext:value-type="float">
            <text:p>1260.256</text:p>
          </table:table-cell>
          <table:table-cell office:value-type="percentage" office:value="0.814033333333" calcext:value-type="percentage">
            <text:p>81.40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0" calcext:value-type="float">
            <text:p>20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91" calcext:value-type="float">
            <text:p>1228.991</text:p>
          </table:table-cell>
          <table:table-cell office:value-type="float" office:value="1260.558" calcext:value-type="float">
            <text:p>1260.558</text:p>
          </table:table-cell>
          <table:table-cell office:value-type="percentage" office:value="0.8132" calcext:value-type="percentage">
            <text:p>81.32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1" calcext:value-type="float">
            <text:p>201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29.091" calcext:value-type="float">
            <text:p>1229.091</text:p>
          </table:table-cell>
          <table:table-cell office:value-type="float" office:value="1260.955" calcext:value-type="float">
            <text:p>1260.955</text:p>
          </table:table-cell>
          <table:table-cell office:value-type="percentage" office:value="0.814016666667" calcext:value-type="percentage">
            <text:p>81.40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2" calcext:value-type="float">
            <text:p>202</text:p>
          </table:table-cell>
          <table:table-cell office:value-type="float" office:value="4838" calcext:value-type="float">
            <text:p>4838</text:p>
          </table:table-cell>
          <table:table-cell office:value-type="float" office:value="1228.863" calcext:value-type="float">
            <text:p>1228.863</text:p>
          </table:table-cell>
          <table:table-cell office:value-type="float" office:value="1261.925" calcext:value-type="float">
            <text:p>1261.925</text:p>
          </table:table-cell>
          <table:table-cell office:value-type="percentage" office:value="0.812633333333" calcext:value-type="percentage">
            <text:p>81.26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3" calcext:value-type="float">
            <text:p>203</text:p>
          </table:table-cell>
          <table:table-cell office:value-type="float" office:value="4838" calcext:value-type="float">
            <text:p>4838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62.248" calcext:value-type="float">
            <text:p>1262.248</text:p>
          </table:table-cell>
          <table:table-cell office:value-type="percentage" office:value="0.81265" calcext:value-type="percentage">
            <text:p>81.27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4" calcext:value-type="float">
            <text:p>20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018" calcext:value-type="float">
            <text:p>1229.018</text:p>
          </table:table-cell>
          <table:table-cell office:value-type="float" office:value="1262.412" calcext:value-type="float">
            <text:p>1262.412</text:p>
          </table:table-cell>
          <table:table-cell office:value-type="percentage" office:value="0.8143" calcext:value-type="percentage">
            <text:p>81.43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5" calcext:value-type="float">
            <text:p>20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96" calcext:value-type="float">
            <text:p>1228.596</text:p>
          </table:table-cell>
          <table:table-cell office:value-type="float" office:value="1263.639" calcext:value-type="float">
            <text:p>1263.639</text:p>
          </table:table-cell>
          <table:table-cell office:value-type="percentage" office:value="0.81375" calcext:value-type="percentage">
            <text:p>81.38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6" calcext:value-type="float">
            <text:p>206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62" calcext:value-type="float">
            <text:p>1228.62</text:p>
          </table:table-cell>
          <table:table-cell office:value-type="float" office:value="1262.845" calcext:value-type="float">
            <text:p>1262.845</text:p>
          </table:table-cell>
          <table:table-cell office:value-type="percentage" office:value="0.812783333333" calcext:value-type="percentage">
            <text:p>81.28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7" calcext:value-type="float">
            <text:p>20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53" calcext:value-type="float">
            <text:p>1228.553</text:p>
          </table:table-cell>
          <table:table-cell office:value-type="float" office:value="1261.552" calcext:value-type="float">
            <text:p>1261.552</text:p>
          </table:table-cell>
          <table:table-cell office:value-type="percentage" office:value="0.815266666667" calcext:value-type="percentage">
            <text:p>81.53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8" calcext:value-type="float">
            <text:p>20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377" calcext:value-type="float">
            <text:p>1228.377</text:p>
          </table:table-cell>
          <table:table-cell office:value-type="float" office:value="1261.753" calcext:value-type="float">
            <text:p>1261.753</text:p>
          </table:table-cell>
          <table:table-cell office:value-type="percentage" office:value="0.814433333333" calcext:value-type="percentage">
            <text:p>81.44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9" calcext:value-type="float">
            <text:p>20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32" calcext:value-type="float">
            <text:p>1228.232</text:p>
          </table:table-cell>
          <table:table-cell office:value-type="float" office:value="1262.013" calcext:value-type="float">
            <text:p>1262.013</text:p>
          </table:table-cell>
          <table:table-cell office:value-type="percentage" office:value="0.81125" calcext:value-type="percentage">
            <text:p>81.13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0" calcext:value-type="float">
            <text:p>210</text:p>
          </table:table-cell>
          <table:table-cell office:value-type="float" office:value="4838.3" calcext:value-type="float">
            <text:p>4838.3</text:p>
          </table:table-cell>
          <table:table-cell table:style-name="ce2" office:value-type="float" office:value="1227.97" calcext:value-type="float">
            <text:p>1227.97</text:p>
          </table:table-cell>
          <table:table-cell office:value-type="float" office:value="1262.96" calcext:value-type="float">
            <text:p>1262.96</text:p>
          </table:table-cell>
          <table:table-cell office:value-type="percentage" office:value="0.813616666667" calcext:value-type="percentage">
            <text:p>81.36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1" calcext:value-type="float">
            <text:p>21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005" calcext:value-type="float">
            <text:p>1228.005</text:p>
          </table:table-cell>
          <table:table-cell office:value-type="float" office:value="1262.437" calcext:value-type="float">
            <text:p>1262.437</text:p>
          </table:table-cell>
          <table:table-cell office:value-type="percentage" office:value="0.813316666667" calcext:value-type="percentage">
            <text:p>81.33%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2" calcext:value-type="float">
            <text:p>212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038" calcext:value-type="float">
            <text:p>1228.038</text:p>
          </table:table-cell>
          <table:table-cell office:value-type="float" office:value="1262.521" calcext:value-type="float">
            <text:p>1262.521</text:p>
          </table:table-cell>
          <table:table-cell office:value-type="percentage" office:value="0.8136" calcext:value-type="percentage">
            <text:p>81.36%</text:p>
          </table:table-cell>
          <table:table-cell/>
        </table:table-row>
        <table:table-row table:style-name="ro1" table:number-rows-repeated="3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3"/>
          <table:table-cell table:formula="of:=MIN([.D2:.D213])" office:value-type="float" office:value="1227.97" calcext:value-type="float">
            <text:p>1227.97</text:p>
          </table:table-cell>
          <table:table-cell table:formula="of:=MIN([.E2:.E213])" office:value-type="float" office:value="1257.547" calcext:value-type="float">
            <text:p>1257.547</text:p>
          </table:table-cell>
          <table:table-cell table:style-name="Default" table:formula="of:=(SUM([.C2:.C198])/3600)/24" office:value-type="float" office:value="11.0471944444444" calcext:value-type="float">
            <text:p>11.04719444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1:39:08.138988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0:05:34.971205208</meta:creation-date>
    <dc:date>2015-06-24T12:11:47.381370768</dc:date>
    <meta:editing-duration>PT32M8S</meta:editing-duration>
    <meta:editing-cycles>6</meta:editing-cycles>
    <meta:generator>LibreOffice/4.2.7.2$Linux_X86_64 LibreOffice_project/420m0$Build-2</meta:generator>
    <meta:document-statistic meta:table-count="1" meta:cell-count="1171" meta:object-count="0"/>
  </office:meta>
</office:document-meta>
</file>